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Test Starts</text:p>
          </table:table-cell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style-name="ce1" office:value-type="string" calcext:value-type="string">
            <text:p>rotation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 tr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7" calcext:value-type="float">
            <text:p>42.7</text:p>
          </table:table-cell>
          <table:table-cell office:value-type="float" office:value="92.6" calcext:value-type="float">
            <text:p>92.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7" calcext:value-type="float">
            <text:p>12.7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53.9" calcext:value-type="float">
            <text:p>53.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9.2" calcext:value-type="float">
            <text:p>99.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-32" calcext:value-type="float">
            <text:p>-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.5" calcext:value-type="float">
            <text:p>52.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2.5" calcext:value-type="float">
            <text:p>52.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5" calcext:value-type="float">
            <text:p>23.5</text:p>
          </table:table-cell>
          <table:table-cell office:value-type="float" office:value="91.5" calcext:value-type="float">
            <text:p>91.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3.5" calcext:value-type="float">
            <text:p>73.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5" calcext:value-type="float">
            <text:p>23.5</text:p>
          </table:table-cell>
          <table:table-cell office:value-type="float" office:value="91.5" calcext:value-type="float">
            <text:p>91.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office:value-type="float" office:value="73.5" calcext:value-type="float">
            <text:p>73.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office:value-type="float" office:value="112.5" calcext:value-type="float">
            <text:p>112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-32" calcext:value-type="float">
            <text:p>-3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-32" calcext:value-type="float">
            <text:p>-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-32" calcext:value-type="float">
            <text:p>-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36.5" calcext:value-type="float">
            <text:p>36.5</text:p>
          </table:table-cell>
          <table:table-cell table:style-name="Default" office:value-type="float" office:value="103.5" calcext:value-type="float">
            <text:p>103.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01.8" calcext:value-type="float">
            <text:p>101.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-32" calcext:value-type="float">
            <text:p>-3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803" calcext:value-type="float">
            <text:p>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2T08:27:47.688172341</meta:creation-date>
    <dc:date>2023-08-22T10:14:49.464844593</dc:date>
    <meta:editing-duration>PT5M21S</meta:editing-duration>
    <meta:editing-cycles>1</meta:editing-cycles>
    <meta:document-statistic meta:table-count="1" meta:cell-count="190" meta:object-count="0"/>
    <meta:generator>LibreOffice/6.4.7.2$Linux_X86_64 LibreOffice_project/40$Build-2</meta:generator>
  </office:meta>
</office:document-meta>
</file>